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image/svg+xml" manifest:full-path="SvgImages/Image2"/>
  <manifest:file-entry manifest:media-type="image/svg+xml" manifest:full-path="SvgImages/Image3"/>
  <manifest:file-entry manifest:media-type="image/svg+xml" manifest:full-path="SvgImages/Image4"/>
  <manifest:file-entry manifest:media-type="image/svg+xml" manifest:full-path="SvgImages/Image5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family="Source Sans Pro" fo:font-size="20.000000000000000pt"/>
    </style:style>
    <style:style style:name="P1" style:family="paragraph">
      <style:text-properties fo:color="#000000" fo:font-family="Sans Serif" fo:font-size="12.000000000000000pt"/>
    </style:style>
    <style:style style:name="gr1" style:family="graphic">
      <style:graphic-properties draw:fill="solid" draw:fill-color="#dfdfd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fill="solid" draw:fill-color="#ddf265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ddf265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6" style:family="graphic">
      <style:graphic-properties draw:fill="solid" draw:fill-color="#44ff00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7" style:family="graphic">
      <style:graphic-properties draw:fill="solid" draw:fill-color="#44ff00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8" style:family="graphic">
      <style:graphic-properties draw:fill="solid" draw:fill-color="#1791c2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9" style:family="graphic">
      <style:graphic-properties draw:fill="solid" draw:fill-color="#1791c2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10" style:family="graphic">
      <style:graphic-properties draw:fill="solid" draw:fill-color="#e61d02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11" style:family="graphic">
      <style:graphic-properties draw:fill="solid" draw:fill-color="#e61d02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12" style:family="graphic">
      <style:graphic-properties draw:fill="solid" draw:fill-color="#eea63b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13" style:family="graphic">
      <style:graphic-properties draw:fill="solid" draw:fill-color="#eea63b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14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28.346505799999999pt" fo:padding="0.000000000000000pt" fo:page-height="841.891222259999950pt" fo:page-width="595.276621799999930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"/>
        </draw:layer-set>
        <draw:rect draw:style-name="gr1" xml:id="shape-1" draw:id="shape-1" draw:layer="" svg:width="198.97155935926pt" svg:height="560.11069021943pt" svg:x="397.94311871852pt" svg:y="149.51620067459pt">
          <draw:glue-point draw:id="4" svg:x="0.50000000000pt" svg:y="0.50000000000pt" draw:align="center"/>
        </draw:rect>
        <draw:g draw:style-name="gr2" xml:id="shape-2" draw:id="shape-2" svg:y="181.56363110072pt">
          <draw:g draw:style-name="gr3" xml:id="shape-3" draw:id="shape-3" svg:y="0.00000000000pt">
            <draw:path draw:style-name="gr4" xml:id="shape-4" draw:id="shape-4" draw:layer="" svg:width="193.29297325006pt" svg:height="110.81975675670pt" svg:x="402.30808922205pt" svg:y="184.21104401636pt" svg:viewBox="0 0 193 111" svg:d="M193.293 36.9089L64.4042 110.82L0 73.8179L128.808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5" xml:id="shape-5" draw:id="shape-5" draw:layer="" svg:width="193.29297325006pt" svg:height="110.81975675670pt" svg:x="402.30808922205pt" svg:y="184.21104401636pt" svg:viewBox="0 0 193 111" svg:d="M193.293 36.9089L64.4042 110.82L0 73.8179L128.808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4" xml:id="shape-6" draw:id="shape-6" draw:layer="" svg:width="64.76997069003pt" svg:height="110.81975675670pt" svg:x="402.30808922205pt" svg:y="258.18082078179pt" svg:viewBox="0 0 65 111" svg:d="M0 0L64.77 36.9089L64.77 110.82L0 73.8179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5" xml:id="shape-7" draw:id="shape-7" draw:layer="" svg:width="64.76997069003pt" svg:height="110.81975675670pt" svg:x="402.30808922205pt" svg:y="258.18082078179pt" svg:viewBox="0 0 65 111" svg:d="M0 0L64.77 36.9089L64.77 110.82L0 73.8179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4" xml:id="shape-8" draw:id="shape-8" draw:layer="" svg:width="128.52839833411pt" svg:height="147.75967567562pt" svg:x="466.74901844878pt" svg:y="221.19593239907pt" svg:viewBox="0 0 129 148" svg:d="M0 73.8333L128.528 0L128.528 73.8333L0 147.76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5" xml:id="shape-9" draw:id="shape-9" draw:layer="" svg:width="128.52839833411pt" svg:height="147.75967567562pt" svg:x="466.74901844878pt" svg:y="221.19593239907pt" svg:viewBox="0 0 129 148" svg:d="M0 73.8333L128.528 0L128.528 73.8333L0 147.76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glue-point draw:id="4" svg:x="50%" svg:y="-30.0001%"/>
            <draw:glue-point draw:id="5" svg:x="-16.6701%" svg:y="10%"/>
            <draw:glue-point draw:id="6" svg:x="-50%" svg:y="-10.0001%"/>
            <draw:glue-point draw:id="7" svg:x="16.67%" svg:y="-50%"/>
            <draw:glue-point draw:id="8" svg:x="16.67%" svg:y="-10.0001%"/>
            <draw:glue-point draw:id="9" svg:x="-33.3301%" svg:y="0%"/>
            <draw:glue-point draw:id="10" svg:x="-16.6701%" svg:y="-30.0001%"/>
            <draw:glue-point draw:id="11" svg:x="50%" svg:y="-30.0001%"/>
            <draw:glue-point draw:id="12" svg:x="-16.6701%" svg:y="10%"/>
            <draw:glue-point draw:id="13" svg:x="-50%" svg:y="-10.0001%"/>
            <draw:glue-point draw:id="14" svg:x="16.67%" svg:y="-50%"/>
            <draw:glue-point draw:id="15" svg:x="16.67%" svg:y="-10.0001%"/>
            <draw:glue-point draw:id="16" svg:x="-33.3301%" svg:y="0%"/>
            <draw:glue-point draw:id="17" svg:x="-16.6701%" svg:y="-30.0001%"/>
            <draw:glue-point draw:id="18" svg:x="-50%" svg:y="-10.0001%"/>
            <draw:glue-point draw:id="19" svg:x="-16.6701%" svg:y="10%"/>
            <draw:glue-point draw:id="20" svg:x="-16.6701%" svg:y="50%"/>
            <draw:glue-point draw:id="21" svg:x="-50%" svg:y="30%"/>
            <draw:glue-point draw:id="22" svg:x="-33.3301%" svg:y="0%"/>
            <draw:glue-point draw:id="23" svg:x="-16.6701%" svg:y="30%"/>
            <draw:glue-point draw:id="24" svg:x="-33.3301%" svg:y="40%"/>
            <draw:glue-point draw:id="25" svg:x="-50%" svg:y="-10.0001%"/>
            <draw:glue-point draw:id="26" svg:x="-16.6701%" svg:y="10%"/>
            <draw:glue-point draw:id="27" svg:x="-16.6701%" svg:y="50%"/>
            <draw:glue-point draw:id="28" svg:x="-50%" svg:y="30%"/>
            <draw:glue-point draw:id="29" svg:x="-33.3301%" svg:y="0%"/>
            <draw:glue-point draw:id="30" svg:x="-16.6701%" svg:y="30%"/>
            <draw:glue-point draw:id="31" svg:x="-33.3301%" svg:y="40%"/>
            <draw:glue-point draw:id="32" svg:x="-16.6701%" svg:y="10%"/>
            <draw:glue-point draw:id="33" svg:x="50%" svg:y="-30.0001%"/>
            <draw:glue-point draw:id="34" svg:x="50%" svg:y="10%"/>
            <draw:glue-point draw:id="35" svg:x="-16.6701%" svg:y="50%"/>
            <draw:glue-point draw:id="36" svg:x="16.67%" svg:y="-10.0001%"/>
            <draw:glue-point draw:id="37" svg:x="50%" svg:y="-10.0001%"/>
            <draw:glue-point draw:id="38" svg:x="16.67%" svg:y="30%"/>
            <draw:glue-point draw:id="39" svg:x="-16.6701%" svg:y="10%"/>
            <draw:glue-point draw:id="40" svg:x="50%" svg:y="-30.0001%"/>
            <draw:glue-point draw:id="41" svg:x="50%" svg:y="10%"/>
            <draw:glue-point draw:id="42" svg:x="-16.6701%" svg:y="50%"/>
            <draw:glue-point draw:id="43" svg:x="16.67%" svg:y="-10.0001%"/>
            <draw:glue-point draw:id="44" svg:x="50%" svg:y="-10.0001%"/>
            <draw:glue-point draw:id="45" svg:x="16.67%" svg:y="30%"/>
            <draw:glue-point draw:id="46" svg:x="-4.7601%" svg:y="3.81%"/>
            <draw:glue-point draw:id="47" svg:x="0.50000000000pt" svg:y="0.50000000000pt" draw:align="center"/>
          </draw:g>
          <draw:frame>
            <draw:image xlink:type="simple" xlink:show="embed" xlink:actuate="onLoad" xlink:href="SvgImages/Image1"/>
          </draw:frame>
          <draw:glue-point draw:id="4" svg:x="0.50000000000pt" svg:y="0.50000000000pt" draw:align="center"/>
        </draw:g>
        <draw:g draw:style-name="gr2" xml:id="shape-10" draw:id="shape-10" svg:y="340.12563461684pt">
          <draw:g draw:style-name="gr3" xml:id="shape-11" draw:id="shape-11" svg:y="0.00000000000pt">
            <draw:path draw:style-name="gr6" xml:id="shape-12" draw:id="shape-12" draw:layer="" svg:width="193.29297325006pt" svg:height="110.81975675670pt" svg:x="402.30808922205pt" svg:y="342.77304753248pt" svg:viewBox="0 0 193 111" svg:d="M193.293 36.9089L64.4042 110.82L0 73.8179L128.808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7" xml:id="shape-13" draw:id="shape-13" draw:layer="" svg:width="193.29297325006pt" svg:height="110.81975675670pt" svg:x="402.30808922205pt" svg:y="342.77304753248pt" svg:viewBox="0 0 193 111" svg:d="M193.293 36.9089L64.4042 110.82L0 73.8179L128.808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6" xml:id="shape-14" draw:id="shape-14" draw:layer="" svg:width="64.76997069003pt" svg:height="110.81975675670pt" svg:x="402.30808922205pt" svg:y="416.74282429791pt" svg:viewBox="0 0 65 111" svg:d="M0 0L64.77 36.9089L64.77 110.82L0 73.8179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7" xml:id="shape-15" draw:id="shape-15" draw:layer="" svg:width="64.76997069003pt" svg:height="110.81975675670pt" svg:x="402.30808922205pt" svg:y="416.74282429791pt" svg:viewBox="0 0 65 111" svg:d="M0 0L64.77 36.9089L64.77 110.82L0 73.8179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6" xml:id="shape-16" draw:id="shape-16" draw:layer="" svg:width="128.52839833411pt" svg:height="147.75967567562pt" svg:x="466.74901844878pt" svg:y="379.75793591519pt" svg:viewBox="0 0 129 148" svg:d="M0 73.8333L128.528 0L128.528 73.8333L0 147.76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7" xml:id="shape-17" draw:id="shape-17" draw:layer="" svg:width="128.52839833411pt" svg:height="147.75967567562pt" svg:x="466.74901844878pt" svg:y="379.75793591519pt" svg:viewBox="0 0 129 148" svg:d="M0 73.8333L128.528 0L128.528 73.8333L0 147.76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glue-point draw:id="4" svg:x="50%" svg:y="-30.0001%"/>
            <draw:glue-point draw:id="5" svg:x="-16.6701%" svg:y="10%"/>
            <draw:glue-point draw:id="6" svg:x="-50%" svg:y="-10.0001%"/>
            <draw:glue-point draw:id="7" svg:x="16.67%" svg:y="-50%"/>
            <draw:glue-point draw:id="8" svg:x="16.67%" svg:y="-10.0001%"/>
            <draw:glue-point draw:id="9" svg:x="-33.3301%" svg:y="0%"/>
            <draw:glue-point draw:id="10" svg:x="-16.6701%" svg:y="-30.0001%"/>
            <draw:glue-point draw:id="11" svg:x="50%" svg:y="-30.0001%"/>
            <draw:glue-point draw:id="12" svg:x="-16.6701%" svg:y="10%"/>
            <draw:glue-point draw:id="13" svg:x="-50%" svg:y="-10.0001%"/>
            <draw:glue-point draw:id="14" svg:x="16.67%" svg:y="-50%"/>
            <draw:glue-point draw:id="15" svg:x="16.67%" svg:y="-10.0001%"/>
            <draw:glue-point draw:id="16" svg:x="-33.3301%" svg:y="0%"/>
            <draw:glue-point draw:id="17" svg:x="-16.6701%" svg:y="-30.0001%"/>
            <draw:glue-point draw:id="18" svg:x="-50%" svg:y="-10.0001%"/>
            <draw:glue-point draw:id="19" svg:x="-16.6701%" svg:y="10%"/>
            <draw:glue-point draw:id="20" svg:x="-16.6701%" svg:y="50%"/>
            <draw:glue-point draw:id="21" svg:x="-50%" svg:y="30%"/>
            <draw:glue-point draw:id="22" svg:x="-33.3301%" svg:y="0%"/>
            <draw:glue-point draw:id="23" svg:x="-16.6701%" svg:y="30%"/>
            <draw:glue-point draw:id="24" svg:x="-33.3301%" svg:y="40%"/>
            <draw:glue-point draw:id="25" svg:x="-50%" svg:y="-10.0001%"/>
            <draw:glue-point draw:id="26" svg:x="-16.6701%" svg:y="10%"/>
            <draw:glue-point draw:id="27" svg:x="-16.6701%" svg:y="50%"/>
            <draw:glue-point draw:id="28" svg:x="-50%" svg:y="30%"/>
            <draw:glue-point draw:id="29" svg:x="-33.3301%" svg:y="0%"/>
            <draw:glue-point draw:id="30" svg:x="-16.6701%" svg:y="30%"/>
            <draw:glue-point draw:id="31" svg:x="-33.3301%" svg:y="40%"/>
            <draw:glue-point draw:id="32" svg:x="-16.6701%" svg:y="10%"/>
            <draw:glue-point draw:id="33" svg:x="50%" svg:y="-30.0001%"/>
            <draw:glue-point draw:id="34" svg:x="50%" svg:y="10%"/>
            <draw:glue-point draw:id="35" svg:x="-16.6701%" svg:y="50%"/>
            <draw:glue-point draw:id="36" svg:x="16.67%" svg:y="-10.0001%"/>
            <draw:glue-point draw:id="37" svg:x="50%" svg:y="-10.0001%"/>
            <draw:glue-point draw:id="38" svg:x="16.67%" svg:y="30%"/>
            <draw:glue-point draw:id="39" svg:x="-16.6701%" svg:y="10%"/>
            <draw:glue-point draw:id="40" svg:x="50%" svg:y="-30.0001%"/>
            <draw:glue-point draw:id="41" svg:x="50%" svg:y="10%"/>
            <draw:glue-point draw:id="42" svg:x="-16.6701%" svg:y="50%"/>
            <draw:glue-point draw:id="43" svg:x="16.67%" svg:y="-10.0001%"/>
            <draw:glue-point draw:id="44" svg:x="50%" svg:y="-10.0001%"/>
            <draw:glue-point draw:id="45" svg:x="16.67%" svg:y="30%"/>
            <draw:glue-point draw:id="46" svg:x="-4.7601%" svg:y="3.81%"/>
            <draw:glue-point draw:id="47" svg:x="0.50000000000pt" svg:y="0.50000000000pt" draw:align="center"/>
          </draw:g>
          <draw:frame>
            <draw:image xlink:type="simple" xlink:show="embed" xlink:actuate="onLoad" xlink:href="SvgImages/Image2"/>
          </draw:frame>
          <draw:glue-point draw:id="4" svg:x="0.50000000000pt" svg:y="0.50000000000pt" draw:align="center"/>
        </draw:g>
        <draw:g draw:style-name="gr2" xml:id="shape-18" draw:id="shape-18" svg:y="498.33664523533pt">
          <draw:g draw:style-name="gr3" xml:id="shape-19" draw:id="shape-19" svg:y="0.00000000000pt">
            <draw:path draw:style-name="gr8" xml:id="shape-20" draw:id="shape-20" draw:layer="" svg:width="193.64632788961pt" svg:height="110.90968352713pt" svg:x="402.11738253817pt" svg:y="499.83423944103pt" svg:viewBox="0 0 194 111" svg:d="M193.646 36.939L64.5218 110.91L0 73.878L129.043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9" xml:id="shape-21" draw:id="shape-21" draw:layer="" svg:width="193.64632788961pt" svg:height="110.90968352713pt" svg:x="402.11738253817pt" svg:y="499.83423944103pt" svg:viewBox="0 0 194 111" svg:d="M193.646 36.939L64.5218 110.91L0 73.878L129.043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8" xml:id="shape-22" draw:id="shape-22" draw:layer="" svg:width="64.88486681573pt" svg:height="110.90968352713pt" svg:x="402.11738253817pt" svg:y="573.80401620646pt" svg:viewBox="0 0 65 111" svg:d="M0 0L64.8849 36.939L64.8849 110.91L0 73.878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9" xml:id="shape-23" draw:id="shape-23" draw:layer="" svg:width="64.88486681573pt" svg:height="110.90968352713pt" svg:x="402.11738253817pt" svg:y="573.80401620646pt" svg:viewBox="0 0 65 111" svg:d="M0 0L64.8849 36.939L64.8849 110.91L0 73.878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8" xml:id="shape-24" draw:id="shape-24" draw:layer="" svg:width="128.76396652092pt" svg:height="147.87957803619pt" svg:x="466.55831176490pt" svg:y="536.81912782375pt" svg:viewBox="0 0 129 148" svg:d="M0 73.8934L128.764 0L128.764 73.8934L0 147.88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9" xml:id="shape-25" draw:id="shape-25" draw:layer="" svg:width="128.76396652092pt" svg:height="147.87957803619pt" svg:x="466.55831176490pt" svg:y="536.81912782375pt" svg:viewBox="0 0 129 148" svg:d="M0 73.8934L128.764 0L128.764 73.8934L0 147.88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glue-point draw:id="4" svg:x="50%" svg:y="-30.0001%"/>
            <draw:glue-point draw:id="5" svg:x="-16.6701%" svg:y="10%"/>
            <draw:glue-point draw:id="6" svg:x="-50%" svg:y="-10.0001%"/>
            <draw:glue-point draw:id="7" svg:x="16.67%" svg:y="-50%"/>
            <draw:glue-point draw:id="8" svg:x="16.67%" svg:y="-10.0001%"/>
            <draw:glue-point draw:id="9" svg:x="-33.3301%" svg:y="0%"/>
            <draw:glue-point draw:id="10" svg:x="-16.6701%" svg:y="-30.0001%"/>
            <draw:glue-point draw:id="11" svg:x="50%" svg:y="-30.0001%"/>
            <draw:glue-point draw:id="12" svg:x="-16.6701%" svg:y="10%"/>
            <draw:glue-point draw:id="13" svg:x="-50%" svg:y="-10.0001%"/>
            <draw:glue-point draw:id="14" svg:x="16.67%" svg:y="-50%"/>
            <draw:glue-point draw:id="15" svg:x="16.67%" svg:y="-10.0001%"/>
            <draw:glue-point draw:id="16" svg:x="-33.3301%" svg:y="0%"/>
            <draw:glue-point draw:id="17" svg:x="-16.6701%" svg:y="-30.0001%"/>
            <draw:glue-point draw:id="18" svg:x="-50%" svg:y="-10.0001%"/>
            <draw:glue-point draw:id="19" svg:x="-16.6701%" svg:y="10%"/>
            <draw:glue-point draw:id="20" svg:x="-16.6701%" svg:y="50%"/>
            <draw:glue-point draw:id="21" svg:x="-50%" svg:y="30%"/>
            <draw:glue-point draw:id="22" svg:x="-33.3301%" svg:y="0%"/>
            <draw:glue-point draw:id="23" svg:x="-16.6701%" svg:y="30%"/>
            <draw:glue-point draw:id="24" svg:x="-33.3301%" svg:y="40%"/>
            <draw:glue-point draw:id="25" svg:x="-50%" svg:y="-10.0001%"/>
            <draw:glue-point draw:id="26" svg:x="-16.6701%" svg:y="10%"/>
            <draw:glue-point draw:id="27" svg:x="-16.6701%" svg:y="50%"/>
            <draw:glue-point draw:id="28" svg:x="-50%" svg:y="30%"/>
            <draw:glue-point draw:id="29" svg:x="-33.3301%" svg:y="0%"/>
            <draw:glue-point draw:id="30" svg:x="-16.6701%" svg:y="30%"/>
            <draw:glue-point draw:id="31" svg:x="-33.3301%" svg:y="40%"/>
            <draw:glue-point draw:id="32" svg:x="-16.6701%" svg:y="10%"/>
            <draw:glue-point draw:id="33" svg:x="50%" svg:y="-30.0001%"/>
            <draw:glue-point draw:id="34" svg:x="50%" svg:y="10%"/>
            <draw:glue-point draw:id="35" svg:x="-16.6701%" svg:y="50%"/>
            <draw:glue-point draw:id="36" svg:x="16.67%" svg:y="-10.0001%"/>
            <draw:glue-point draw:id="37" svg:x="50%" svg:y="-10.0001%"/>
            <draw:glue-point draw:id="38" svg:x="16.67%" svg:y="30%"/>
            <draw:glue-point draw:id="39" svg:x="-16.6701%" svg:y="10%"/>
            <draw:glue-point draw:id="40" svg:x="50%" svg:y="-30.0001%"/>
            <draw:glue-point draw:id="41" svg:x="50%" svg:y="10%"/>
            <draw:glue-point draw:id="42" svg:x="-16.6701%" svg:y="50%"/>
            <draw:glue-point draw:id="43" svg:x="16.67%" svg:y="-10.0001%"/>
            <draw:glue-point draw:id="44" svg:x="50%" svg:y="-10.0001%"/>
            <draw:glue-point draw:id="45" svg:x="16.67%" svg:y="30%"/>
            <draw:glue-point draw:id="46" svg:x="-4.7601%" svg:y="3.81%"/>
            <draw:glue-point draw:id="47" svg:x="0.50000000000pt" svg:y="0.50000000000pt" draw:align="center"/>
          </draw:g>
          <draw:frame>
            <draw:image xlink:type="simple" xlink:show="embed" xlink:actuate="onLoad" xlink:href="SvgImages/Image3"/>
          </draw:frame>
          <draw:glue-point draw:id="4" svg:x="0.50000000000pt" svg:y="0.50000000000pt" draw:align="center"/>
        </draw:g>
        <draw:g draw:style-name="gr2" xml:id="shape-26" draw:id="shape-26" svg:y="181.56234785265pt">
          <draw:g draw:style-name="gr3" xml:id="shape-27" draw:id="shape-27" svg:y="0.00000000000pt">
            <draw:path draw:style-name="gr10" xml:id="shape-28" draw:id="shape-28" draw:layer="" svg:width="193.17330061539pt" svg:height="110.28121645155pt" svg:x="202.30808922205pt" svg:y="184.21104401636pt" svg:viewBox="0 0 193 110" svg:d="M193.173 36.7295L64.3645 110.281L0 73.459L128.729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1" xml:id="shape-29" draw:id="shape-29" draw:layer="" svg:width="193.17330061539pt" svg:height="110.28121645155pt" svg:x="202.30808922205pt" svg:y="184.21104401636pt" svg:viewBox="0 0 193 110" svg:d="M193.173 36.7295L64.3645 110.281L0 73.459L128.729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0" xml:id="shape-30" draw:id="shape-30" draw:layer="" svg:width="64.08482881980pt" svg:height="110.28121645155pt" svg:x="202.30808922205pt" svg:y="258.18082078179pt" svg:viewBox="0 0 64 110" svg:d="M0 0L64.0848 36.7295L64.0848 110.281L0 73.459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1" xml:id="shape-31" draw:id="shape-31" draw:layer="" svg:width="64.08482881980pt" svg:height="110.28121645155pt" svg:x="202.30808922205pt" svg:y="258.18082078179pt" svg:viewBox="0 0 64 110" svg:d="M0 0L64.0848 36.7295L64.0848 110.281L0 73.459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0" xml:id="shape-32" draw:id="shape-32" draw:layer="" svg:width="128.11615022178pt" svg:height="147.04162193542pt" svg:x="266.74901844878pt" svg:y="221.19593239907pt" svg:viewBox="0 0 128 147" svg:d="M0 73.4744L128.116 0L128.116 73.4744L0 147.042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1" xml:id="shape-33" draw:id="shape-33" draw:layer="" svg:width="128.11615022178pt" svg:height="147.04162193542pt" svg:x="266.74901844878pt" svg:y="221.19593239907pt" svg:viewBox="0 0 128 147" svg:d="M0 73.4744L128.116 0L128.116 73.4744L0 147.042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glue-point draw:id="4" svg:x="50%" svg:y="-30.0001%"/>
            <draw:glue-point draw:id="5" svg:x="-16.6701%" svg:y="10%"/>
            <draw:glue-point draw:id="6" svg:x="-50%" svg:y="-10.0001%"/>
            <draw:glue-point draw:id="7" svg:x="16.67%" svg:y="-50%"/>
            <draw:glue-point draw:id="8" svg:x="16.67%" svg:y="-10.0001%"/>
            <draw:glue-point draw:id="9" svg:x="-33.3301%" svg:y="0%"/>
            <draw:glue-point draw:id="10" svg:x="-16.6701%" svg:y="-30.0001%"/>
            <draw:glue-point draw:id="11" svg:x="50%" svg:y="-30.0001%"/>
            <draw:glue-point draw:id="12" svg:x="-16.6701%" svg:y="10%"/>
            <draw:glue-point draw:id="13" svg:x="-50%" svg:y="-10.0001%"/>
            <draw:glue-point draw:id="14" svg:x="16.67%" svg:y="-50%"/>
            <draw:glue-point draw:id="15" svg:x="16.67%" svg:y="-10.0001%"/>
            <draw:glue-point draw:id="16" svg:x="-33.3301%" svg:y="0%"/>
            <draw:glue-point draw:id="17" svg:x="-16.6701%" svg:y="-30.0001%"/>
            <draw:glue-point draw:id="18" svg:x="-50%" svg:y="-10.0001%"/>
            <draw:glue-point draw:id="19" svg:x="-16.6701%" svg:y="10%"/>
            <draw:glue-point draw:id="20" svg:x="-16.6701%" svg:y="50%"/>
            <draw:glue-point draw:id="21" svg:x="-50%" svg:y="30%"/>
            <draw:glue-point draw:id="22" svg:x="-33.3301%" svg:y="0%"/>
            <draw:glue-point draw:id="23" svg:x="-16.6701%" svg:y="30%"/>
            <draw:glue-point draw:id="24" svg:x="-33.3301%" svg:y="40%"/>
            <draw:glue-point draw:id="25" svg:x="-50%" svg:y="-10.0001%"/>
            <draw:glue-point draw:id="26" svg:x="-16.6701%" svg:y="10%"/>
            <draw:glue-point draw:id="27" svg:x="-16.6701%" svg:y="50%"/>
            <draw:glue-point draw:id="28" svg:x="-50%" svg:y="30%"/>
            <draw:glue-point draw:id="29" svg:x="-33.3301%" svg:y="0%"/>
            <draw:glue-point draw:id="30" svg:x="-16.6701%" svg:y="30%"/>
            <draw:glue-point draw:id="31" svg:x="-33.3301%" svg:y="40%"/>
            <draw:glue-point draw:id="32" svg:x="-16.6701%" svg:y="10%"/>
            <draw:glue-point draw:id="33" svg:x="50%" svg:y="-30.0001%"/>
            <draw:glue-point draw:id="34" svg:x="50%" svg:y="10%"/>
            <draw:glue-point draw:id="35" svg:x="-16.6701%" svg:y="50%"/>
            <draw:glue-point draw:id="36" svg:x="16.67%" svg:y="-10.0001%"/>
            <draw:glue-point draw:id="37" svg:x="50%" svg:y="-10.0001%"/>
            <draw:glue-point draw:id="38" svg:x="16.67%" svg:y="30%"/>
            <draw:glue-point draw:id="39" svg:x="-16.6701%" svg:y="10%"/>
            <draw:glue-point draw:id="40" svg:x="50%" svg:y="-30.0001%"/>
            <draw:glue-point draw:id="41" svg:x="50%" svg:y="10%"/>
            <draw:glue-point draw:id="42" svg:x="-16.6701%" svg:y="50%"/>
            <draw:glue-point draw:id="43" svg:x="16.67%" svg:y="-10.0001%"/>
            <draw:glue-point draw:id="44" svg:x="50%" svg:y="-10.0001%"/>
            <draw:glue-point draw:id="45" svg:x="16.67%" svg:y="30%"/>
            <draw:glue-point draw:id="46" svg:x="-4.7601%" svg:y="3.81%"/>
            <draw:glue-point draw:id="47" svg:x="0.50000000000pt" svg:y="0.50000000000pt" draw:align="center"/>
          </draw:g>
          <draw:frame>
            <draw:image xlink:type="simple" xlink:show="embed" xlink:actuate="onLoad" xlink:href="SvgImages/Image4"/>
          </draw:frame>
          <draw:glue-point draw:id="4" svg:x="0.50000000000pt" svg:y="0.50000000000pt" draw:align="center"/>
        </draw:g>
        <draw:g draw:style-name="gr2" xml:id="shape-34" draw:id="shape-34" svg:y="181.56267997531pt">
          <draw:g draw:style-name="gr3" xml:id="shape-35" draw:id="shape-35" svg:y="0.00000000000pt">
            <draw:path draw:style-name="gr12" xml:id="shape-36" draw:id="shape-36" draw:layer="" svg:width="193.58641802292pt" svg:height="110.64004904304pt" svg:x="2.30808922205pt" svg:y="184.21104401636pt" svg:viewBox="0 0 194 111" svg:d="M193.586 36.849L64.502 110.64L0 73.698L129.004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3" xml:id="shape-37" draw:id="shape-37" draw:layer="" svg:width="193.58641802292pt" svg:height="110.64004904304pt" svg:x="2.30808922205pt" svg:y="184.21104401636pt" svg:viewBox="0 0 194 111" svg:d="M193.586 36.849L64.502 110.64L0 73.698L129.004 0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2" xml:id="shape-38" draw:id="shape-38" draw:layer="" svg:width="64.54078463990pt" svg:height="110.64004904304pt" svg:x="2.30808922205pt" svg:y="258.18082078179pt" svg:viewBox="0 0 65 111" svg:d="M0 0L64.5408 36.849L64.5408 110.64L0 73.698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3" xml:id="shape-39" draw:id="shape-39" draw:layer="" svg:width="64.54078463990pt" svg:height="110.64004904304pt" svg:x="2.30808922205pt" svg:y="258.18082078179pt" svg:viewBox="0 0 65 111" svg:d="M0 0L64.5408 36.849L64.5408 110.64L0 73.698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2" xml:id="shape-40" draw:id="shape-40" draw:layer="" svg:width="128.05812388439pt" svg:height="147.52006539074pt" svg:x="66.74901844878pt" svg:y="221.19593239907pt" svg:viewBox="0 0 128 148" svg:d="M0 73.7134L128.058 0L128.058 73.7134L0 147.52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path draw:style-name="gr13" xml:id="shape-41" draw:id="shape-41" draw:layer="" svg:width="128.05812388439pt" svg:height="147.52006539074pt" svg:x="66.74901844878pt" svg:y="221.19593239907pt" svg:viewBox="0 0 128 148" svg:d="M0 73.7134L128.058 0L128.058 73.7134L0 147.52Z" calligra:nodeTypes="ccccc">
              <draw:glue-point draw:id="4" svg:x="0.50000000000pt" svg:y="0.50000000000pt" draw:align="center"/>
              <draw:glue-point draw:id="5" svg:x="0.50000000000pt" svg:y="0.50000000000pt" draw:align="center"/>
            </draw:path>
            <draw:glue-point draw:id="4" svg:x="50%" svg:y="-30.0001%"/>
            <draw:glue-point draw:id="5" svg:x="-16.6701%" svg:y="10%"/>
            <draw:glue-point draw:id="6" svg:x="-50%" svg:y="-10.0001%"/>
            <draw:glue-point draw:id="7" svg:x="16.67%" svg:y="-50%"/>
            <draw:glue-point draw:id="8" svg:x="16.67%" svg:y="-10.0001%"/>
            <draw:glue-point draw:id="9" svg:x="-33.3301%" svg:y="0%"/>
            <draw:glue-point draw:id="10" svg:x="-16.6701%" svg:y="-30.0001%"/>
            <draw:glue-point draw:id="11" svg:x="50%" svg:y="-30.0001%"/>
            <draw:glue-point draw:id="12" svg:x="-16.6701%" svg:y="10%"/>
            <draw:glue-point draw:id="13" svg:x="-50%" svg:y="-10.0001%"/>
            <draw:glue-point draw:id="14" svg:x="16.67%" svg:y="-50%"/>
            <draw:glue-point draw:id="15" svg:x="16.67%" svg:y="-10.0001%"/>
            <draw:glue-point draw:id="16" svg:x="-33.3301%" svg:y="0%"/>
            <draw:glue-point draw:id="17" svg:x="-16.6701%" svg:y="-30.0001%"/>
            <draw:glue-point draw:id="18" svg:x="-50%" svg:y="-10.0001%"/>
            <draw:glue-point draw:id="19" svg:x="-16.6701%" svg:y="10%"/>
            <draw:glue-point draw:id="20" svg:x="-16.6701%" svg:y="50%"/>
            <draw:glue-point draw:id="21" svg:x="-50%" svg:y="30%"/>
            <draw:glue-point draw:id="22" svg:x="-33.3301%" svg:y="0%"/>
            <draw:glue-point draw:id="23" svg:x="-16.6701%" svg:y="30%"/>
            <draw:glue-point draw:id="24" svg:x="-33.3301%" svg:y="40%"/>
            <draw:glue-point draw:id="25" svg:x="-50%" svg:y="-10.0001%"/>
            <draw:glue-point draw:id="26" svg:x="-16.6701%" svg:y="10%"/>
            <draw:glue-point draw:id="27" svg:x="-16.6701%" svg:y="50%"/>
            <draw:glue-point draw:id="28" svg:x="-50%" svg:y="30%"/>
            <draw:glue-point draw:id="29" svg:x="-33.3301%" svg:y="0%"/>
            <draw:glue-point draw:id="30" svg:x="-16.6701%" svg:y="30%"/>
            <draw:glue-point draw:id="31" svg:x="-33.3301%" svg:y="40%"/>
            <draw:glue-point draw:id="32" svg:x="-16.6701%" svg:y="10%"/>
            <draw:glue-point draw:id="33" svg:x="50%" svg:y="-30.0001%"/>
            <draw:glue-point draw:id="34" svg:x="50%" svg:y="10%"/>
            <draw:glue-point draw:id="35" svg:x="-16.6701%" svg:y="50%"/>
            <draw:glue-point draw:id="36" svg:x="16.67%" svg:y="-10.0001%"/>
            <draw:glue-point draw:id="37" svg:x="50%" svg:y="-10.0001%"/>
            <draw:glue-point draw:id="38" svg:x="16.67%" svg:y="30%"/>
            <draw:glue-point draw:id="39" svg:x="-16.6701%" svg:y="10%"/>
            <draw:glue-point draw:id="40" svg:x="50%" svg:y="-30.0001%"/>
            <draw:glue-point draw:id="41" svg:x="50%" svg:y="10%"/>
            <draw:glue-point draw:id="42" svg:x="-16.6701%" svg:y="50%"/>
            <draw:glue-point draw:id="43" svg:x="16.67%" svg:y="-10.0001%"/>
            <draw:glue-point draw:id="44" svg:x="50%" svg:y="-10.0001%"/>
            <draw:glue-point draw:id="45" svg:x="16.67%" svg:y="30%"/>
            <draw:glue-point draw:id="46" svg:x="-4.7601%" svg:y="3.81%"/>
            <draw:glue-point draw:id="47" svg:x="0.50000000000pt" svg:y="0.50000000000pt" draw:align="center"/>
          </draw:g>
          <draw:frame>
            <draw:image xlink:type="simple" xlink:show="embed" xlink:actuate="onLoad" xlink:href="SvgImages/Image5"/>
          </draw:frame>
          <draw:glue-point draw:id="4" svg:x="0.50000000000pt" svg:y="0.50000000000pt" draw:align="center"/>
        </draw:g>
        <draw:frame draw:style-name="gr14" xml:id="shape-42" draw:id="shape-42" draw:layer="" svg:width="127.66383288369pt" svg:height="28.75311551434pt" svg:x="431.69623423287pt" svg:y="713.38000640836pt">
          <draw:text-box>
            <text:p text:style-name="P1"><text:span text:style-name="T1">Service Builder</text:span></text:p>
          </draw:text-box>
          <draw:glue-point draw:id="4" svg:x="0.50000000000pt" svg:y="0.50000000000pt" draw:align="center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4</meta:editing-cycles>
    <dc:date>2017-07-13T11:28:57</dc:date>
    <meta:creation-date>2014-06-11T15:01:48</meta:creation-date>
    <meta:user-defined meta:name="email">richard.sezov@liferay.com</meta:user-defined>
  </office:meta>
</office:document-meta>
</file>